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f3301"/>
    </style:style>
    <style:style style:name="T2" style:family="text">
      <style:text-properties officeooo:rsid="00212e21"/>
    </style:style>
    <style:style style:name="T3" style:family="text">
      <style:text-properties officeooo:rsid="0023b1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arp dressed man </text:p>
      <text:p text:style-name="P1"><text:span text:style-name="T1">1983 </text:span>ZZ top. <text:span text:style-name="T2">Video als Sequel to „Gimme al your loving“.</text:span></text:p>
      <text:p text:style-name="P1"/>
      <text:p text:style-name="Preformatted_20_Text">E-|-------------------------------------|-------------------------------------|</text:p>
      <text:p text:style-name="Preformatted_20_Text">B-|-------------------------------------|-------------------------------------|</text:p>
      <text:p text:style-name="Preformatted_20_Text">G-|-----10--8---------------------------|----10--8----------------------------|</text:p>
      <text:p text:style-name="Preformatted_20_Text">D-|-----10--8--10-----------------------|----10--8--10---------------------5--|</text:p>
      <text:p text:style-name="Preformatted_20_Text">A-|-------------------------------------|-----------------------------1h3--3--|</text:p>
      <text:p text:style-name="Preformatted_20_Text">E-|-------------------------------------|--------------------------3----------|</text:p>
      <text:p text:style-name="Preformatted_20_Text"><text:s/></text:p>
      <text:p text:style-name="Preformatted_20_Text"><text:s text:c="80"/></text:p>
      <text:p text:style-name="Preformatted_20_Text"><text:s text:c="4"/>C <text:s text:c="29"/>Bb5 <text:s text:c="15"/>F5 <text:s text:c="22"/></text:p>
      <text:p text:style-name="Preformatted_20_Text">E-|------------------|-----------------|-----------------|--------------------|</text:p>
      <text:p text:style-name="Preformatted_20_Text">B-|------------------|-----------------|-----------------|--------------------|</text:p>
      <text:p text:style-name="Preformatted_20_Text">G-|------------------|-----------------|-----------------|--------------------|</text:p>
      <text:p text:style-name="Preformatted_20_Text">D-|-5--5-----------5-|-5-5--------5\3--|-3--3--------3---|-----------------5--|</text:p>
      <text:p text:style-name="Preformatted_20_Text">A-|-3--3------1h3--3-|-3-3--------3\1--|-1--1--------1-3-|-3----------1h3--3--|</text:p>
      <text:p text:style-name="Preformatted_20_Text">E-|--------3---------|-----------------|---------------1-|-1-------3----------|</text:p>
      <text:p text:style-name="P3"><text:s text:c="7"/>Clean shirt <text:s text:c="6"/>news shoes <text:s text:c="2"/>and I dont know where I'm going to</text:p>
      <text:p text:style-name="P1">C<text:tab/><text:tab/><text:tab/><text:tab/><text:tab/><text:tab/><text:tab/><text:tab/><text:tab/><text:tab/><text:span text:style-name="T3">125</text:span></text:p>
      <text:p text:style-name="P1">Clean shirt, new shoes<text:line-break/>B <text:s text:c="26"/>F</text:p>
      <text:p text:style-name="P1">And I don't know where I am goin' to.<text:line-break/>C</text:p>
      <text:p text:style-name="P1">Silk suit,black tie,<text:line-break/>B <text:s text:c="20"/>F</text:p>
      <text:p text:style-name="P1">I don't need a reason why.<text:line-break/>G <text:s text:c="16"/>F <text:s text:c="3"/>G</text:p>
      <text:p text:style-name="P1">They come runnin' just as fast as they can<text:line-break/> <text:s text:c="4"/>C stop. </text:p>
      <text:p text:style-name="P1">Coz' every girl's crazy 'bout a sharp dressed man.<text:line-break/><text:line-break/>Gold watch, diamond ring,<text:line-break/>I ain' missin'not a single thing.<text:line-break/>And cufflinks, stick pin<text:line-break/>When I step out I'm gonna do you in.<text:line-break/>They come runnin' just as fast as they can<text:line-break/>Coz' every girl's crazy 'bout a sharp dressed man.<text:line-break/></text:p>
      <text:p text:style-name="P1"/>
      <text:p text:style-name="P1">Solo 1:</text:p>
      <text:p text:style-name="P1">C | <text:s/>|C | <text:s/>|C | <text:s/>|C | <text:s/>|</text:p>
      <text:p text:style-name="P1">C | <text:s/>|C | <text:s/>|C | <text:s/>|C | <text:s/>|</text:p>
      <text:p text:style-name="P1">C | <text:s/>|C |CBG| </text:p>
      <text:p text:style-name="P1">F | <text:s/>|C | <text:s/>|F | <text:s/>|C |CBG|</text:p>
      <text:p text:style-name="P1"/>
      <text:p text:style-name="P1">C | <text:s/>|C | <text:s/>|C | <text:s/>|C | <text:s/>|(Lick)</text:p>
      <text:p text:style-name="P1"><text:line-break/>Top coat, top hat,<text:line-break/>I don't worry coz my wallet's fat.<text:line-break/>Black shades, white gloves,<text:line-break/>Lookin' sharp and lookin' for love.<text:line-break/>They come runnin' just as fast as they can<text:line-break/>Coz' every girl's crazy 'bout a sharp dressed man.</text:p>
      <text:p text:style-name="P1"/>
      <text:p text:style-name="P1">Solo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1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17cm" fo:margin-right="0.9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6-11T17:15:40</meta:creation-date>
    <meta:printed-by>ksu </meta:printed-by>
    <meta:print-date>2011-07-19T21:04:32</meta:print-date>
    <dc:date>2017-12-07T18:29:57.302068059</dc:date>
    <dc:creator>benutzer </dc:creator>
    <meta:editing-duration>PT35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79" meta:character-count="2120" meta:non-whitespace-character-count="1667"/>
  </office:meta>
</office:document-meta>
</file>